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Roboto Mono Regular" svg:font-family="'Roboto Mono Regular'"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 Regular1" svg:font-family="'Roboto Mono Regular'" style:font-family-generic="system" style:font-pitch="variable"/>
  </office:font-face-decls>
  <office:automatic-styles>
    <style:style style:name="P1" style:family="paragraph" style:parent-style-name="Standard" style:list-style-name="WWNum4">
      <style:paragraph-properties fo:margin-left="0.5in" fo:margin-right="0in" fo:margin-top="0in" fo:margin-bottom="0.0972in" loext:contextual-spacing="false" fo:line-height="115%" fo:text-indent="-0.25in" style:auto-text-indent="false"/>
    </style:style>
    <style:style style:name="P2" style:family="paragraph" style:parent-style-name="Standard" style:list-style-name="WWNum8">
      <style:paragraph-properties fo:margin-left="0.5in" fo:margin-right="0in" fo:margin-top="0in" fo:margin-bottom="0.0972in" loext:contextual-spacing="false" fo:line-height="115%" fo:text-indent="-0.25in" style:auto-text-indent="false"/>
    </style:style>
    <style:style style:name="P3" style:family="paragraph" style:parent-style-name="Standard" style:list-style-name="WWNum5">
      <style:paragraph-properties fo:margin-left="0.5in" fo:margin-right="0in" fo:margin-top="0in" fo:margin-bottom="0.0972in" loext:contextual-spacing="false" fo:line-height="115%" fo:text-indent="-0.25in" style:auto-text-indent="false"/>
    </style:style>
    <style:style style:name="P4" style:family="paragraph" style:parent-style-name="Standard" style:list-style-name="WWNum7">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5" style:family="paragraph" style:parent-style-name="Standard" style:list-style-name="WWNum8">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3">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8">
      <style:paragraph-properties fo:margin-left="0.7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8">
      <style:paragraph-properties fo:margin-left="0.7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8">
      <style:paragraph-properties fo:margin-left="0.75in" fo:margin-right="0in" fo:margin-top="0in" fo:margin-bottom="0in" loext:contextual-spacing="false" fo:line-height="115%" fo:text-indent="-0.25in" style:auto-text-indent="false"/>
    </style:style>
    <style:style style:name="P11" style:family="paragraph" style:parent-style-name="Standard" style:list-style-name="WWNum2">
      <style:paragraph-properties fo:margin-left="0.75in" fo:margin-right="0in" fo:margin-top="0in" fo:margin-bottom="0in" loext:contextual-spacing="false" fo:line-height="115%" fo:text-indent="-0.25in" style:auto-text-indent="false"/>
    </style:style>
    <style:style style:name="P12" style:family="paragraph" style:parent-style-name="Standard" style:list-style-name="WWNum8">
      <style:paragraph-properties fo:margin-left="0.75in" fo:margin-right="0in" fo:margin-top="0in" fo:margin-bottom="0.0972in" loext:contextual-spacing="false" fo:line-height="115%" fo:text-indent="-0.25in" style:auto-text-indent="false"/>
    </style:style>
    <style:style style:name="P13" style:family="paragraph" style:parent-style-name="Standard" style:list-style-name="WWNum2">
      <style:paragraph-properties fo:margin-left="0.75in" fo:margin-right="0in" fo:margin-top="0in" fo:margin-bottom="0.0972in" loext:contextual-spacing="false" fo:line-height="115%" fo:text-indent="-0.25in" style:auto-text-indent="false"/>
    </style:style>
    <style:style style:name="P1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75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17" style:family="paragraph" style:parent-style-name="Heading_20_2" style:list-style-name="WWNum6" style:master-page-name="Standard">
      <style:paragraph-properties fo:margin-left="0in" fo:margin-right="0in" fo:margin-top="0.139in" fo:margin-bottom="0.0835in" loext:contextual-spacing="false" fo:line-height="100%" fo:text-indent="0in" style:auto-text-indent="false" style:page-number="1"/>
    </style:style>
    <style:style style:name="P18" style:family="paragraph" style:parent-style-name="Heading_20_2" style:list-style-name="WWNum6">
      <style:paragraph-properties fo:margin-left="0in" fo:margin-right="0in" fo:text-indent="0in" style:auto-text-indent="fals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style:font-name="Roboto Mono Regular" fo:font-size="10pt" style:font-name-asian="Roboto Mono Regular1" style:font-size-asian="10pt" style:font-name-complex="Roboto Mono Regular1" style:font-size-complex="10pt"/>
    </style:style>
    <style:style style:name="T6" style:family="text">
      <style:text-properties fo:background-color="#93c47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51498178" text:style-name="WWNum6">
        <text:list-item>
          <text:list>
            <text:list-item>
              <text:p text:style-name="P17">Общие положения</text:p>
            </text:list-item>
          </text:list>
        </text:list-item>
      </text:list>
      <text:list xml:id="list478246350" text:style-name="WWNum4">
        <text:list-item>
          <text:p text:style-name="P1">Задачи необходимо выполнить в системе контроля версий git. Можно использовать любую систему по собственному усмотрению, например GitLab. Необходимо создать собственный публичный проект и отправить ссылку на него после выполнения задач на email <text:a xlink:type="simple" xlink:href="mailto:hello@unitcode.ru" text:style-name="ListLabel_20_1" text:visited-style-name="ListLabel_20_1"><text:span text:style-name="T1">hello@unitcode.ru</text:span></text:a>.</text:p>
        </text:list-item>
        <text:list-item>
          <text:p text:style-name="P1">Проект необходимо начать с добавления этого .docx файла в репозиторий.</text:p>
        </text:list-item>
        <text:list-item>
          <text:p text:style-name="P1"><text:span text:style-name="T3">Выполнение всех заданий, описанных в этой тест-анкете не требуется</text:span>, достаточно выбрать по 1-2 из каждого раздела. На остальные задания необходимо ответить, чтобы мы могли понимать уровень ваших навыков, для этого отредактируйте данный файл выделив цветом один из вариантов ответа по каждой задаче, по необходимости снабдите пояснением (например, как вы это видете, как лучше сделать). Отправьте коммит в репозиторий.</text:p>
        </text:list-item>
        <text:list-item>
          <text:p text:style-name="P1">Задачи, выбранные для выполнения, выполняются в этом же репозитории.</text:p>
        </text:list-item>
        <text:list-item>
          <text:p text:style-name="P1">Инструкции по запуску, структуре файлов, каталогов, список необходимого ПО для оценки выполнения заданий описать в README.md в корне проекта.</text:p>
        </text:list-item>
      </text:list>
      <text:list xml:id="list75106502208993" text:continue-list="list2151498178" text:style-name="WWNum6">
        <text:list-item>
          <text:list>
            <text:list-item>
              <text:p text:style-name="P18">Общие требования</text:p>
            </text:list-item>
          </text:list>
        </text:list-item>
      </text:list>
      <text:list xml:id="list3281274945" text:style-name="WWNum7">
        <text:list-item>
          <text:p text:style-name="P4"><text:span text:style-name="T4">Код должен быть читаем и без комментариев. Без русских слов в транскрипции. Без сокращений за исключением общеизвестных </text:span>аббревиатур<text:span text:style-name="T4">. Только английские слова, отражающие суть;</text:span></text:p>
        </text:list-item>
        <text:list-item>
          <text:p text:style-name="P4">Не человекочитаемые<text:span text:style-name="T4"> фрагменты кода (запросы, циклы, регулярные выражения) обязательно сопровождаются комментарием;</text:span></text:p>
        </text:list-item>
        <text:list-item>
          <text:p text:style-name="P4"><text:span text:style-name="T4">Работать в IDE. Все объявленные классы, свойства, функции должны выбираться из списка, предлагаемым ide. Для функций описывать типы входных параметров и результата. Для каждого использования класса, свойства, переменной должна быть возможность перехода к объявлению, другому использованию в коде (например по ctrl+lmb), доступна быстрая справка и тип данных;</text:span></text:p>
        </text:list-item>
        <text:list-item>
          <text:p text:style-name="P4"><text:span text:style-name="T4">Использовать только именованные константы, перечисления (</text:span><text:span text:style-name="T5">if (state == 1)</text:span> недопустимо);</text:p>
        </text:list-item>
        <text:list-item>
          <text:p text:style-name="P4"><text:span text:style-name="T4">Стиль кода в </text:span>соответствии<text:span text:style-name="T4"> со стандартами используемого фреймворка;</text:span></text:p>
        </text:list-item>
      </text:list>
      <text:list xml:id="list75106512653344" text:continue-list="list75106502208993" text:style-name="WWNum6">
        <text:list-item>
          <text:list>
            <text:list-item>
              <text:p text:style-name="P18"/>
            </text:list-item>
            <text:list-item>
              <text:p text:style-name="P18">Бэкенд (php)</text:p>
            </text:list-item>
          </text:list>
        </text:list-item>
      </text:list>
      <text:list xml:id="list1020088" text:style-name="WWNum8">
        <text:list-item>
          <text:p text:style-name="P5"><text:span text:style-name="T4">Установить и запустить </text:span>фреймворк<text:span text:style-name="T4"> (как угодно. php-fpm, nginx, <text:s/>cil sapi, apache2…</text:span> <text:span text:style-name="T4">В README.md описать и оставить только инструкцию для запуска проекта.</text:span> <text:span text:style-name="T4">Использовать субд mysql (innodb);</text:span><text:line-break/><text:span text:style-name="T4">Написать импорт из прилагаемого </text:span><text:a xlink:type="simple" xlink:href="https://drive.google.com/file/d/1U1EVFDvWQDuD3FsGiPSvJAp9K6x9Mx9B/view?usp=sharing" text:style-name="ListLabel_20_1" text:visited-style-name="ListLabel_20_1"><text:span text:style-name="T1">csv</text:span></text:a><text:span text:style-name="T4"> файла</text:span> (пользователи и их профили). Необходимо реализовать минимальный скрипт чтения из файла и записи в бд. Импорт должен запускаться из cli и выводить информацию о ходе процесса<text:span text:style-name="T4">;</text:span></text:p>
          <text:list>
            <text:list-item>
              <text:p text:style-name="P8"><text:span text:style-name="T6">выполнить (обязательно к выполнению)</text:span></text:p>
            </text:list-item>
          </text:list>
        </text:list-item>
        <text:list-item>
          <text:p text:style-name="P5">Реализовать возможность запустить импорт с помощью загрузки файла через форму в браузере<text:span text:style-name="T4"> по http;</text:span></text:p>
          <text:list>
            <text:list-item>
              <text:p text:style-name="P10">выполню (отправлю коммит в git)</text:p>
            </text:list-item>
            <text:list-item>
              <text:p text:style-name="P10">знаю, могу</text:p>
            </text:list-item>
            <text:list-item>
              <text:p text:style-name="P10">могу освоить</text:p>
            </text:list-item>
            <text:list-item>
              <text:p text:style-name="P10"><text:soft-page-break/>не могу выполнить</text:p>
            </text:list-item>
          </text:list>
        </text:list-item>
        <text:list-item>
          <text:p text:style-name="P5"><text:span text:style-name="T4">Реализовать REST api для получения списка </text:span>профилей<text:span text:style-name="T4"> в формате json, </text:span>с возможностью изменить сортировку <text:span text:style-name="T4">и дозагрузки (постранично);</text:span></text:p>
          <text:list>
            <text:list-item>
              <text:p text:style-name="P10">выполню (отправлю коммит в git)</text:p>
            </text:list-item>
            <text:list-item>
              <text:p text:style-name="P10">знаю, могу</text:p>
            </text:list-item>
            <text:list-item>
              <text:p text:style-name="P10">могу освоить</text:p>
            </text:list-item>
            <text:list-item>
              <text:p text:style-name="P10">не могу выполнить</text:p>
            </text:list-item>
          </text:list>
        </text:list-item>
        <text:list-item>
          <text:p text:style-name="P5"><text:span text:style-name="T4">Реализовать GraphQL api аналогично предыдущему пункту.</text:span></text:p>
          <text:list>
            <text:list-item>
              <text:p text:style-name="P10">выполню (отправлю коммит в git)</text:p>
            </text:list-item>
            <text:list-item>
              <text:p text:style-name="P10">знаю, могу</text:p>
            </text:list-item>
            <text:list-item>
              <text:p text:style-name="P10">могу освоить</text:p>
            </text:list-item>
            <text:list-item>
              <text:p text:style-name="P10">не могу выполнить</text:p>
            </text:list-item>
          </text:list>
        </text:list-item>
        <text:list-item>
          <text:p text:style-name="P2">В каждый профиль необходимо добавить свойство с количеством профилей, проживающих в его городе. Необходимо обеспечить скорость выполнения запроса используя систему memcached.</text:p>
          <text:list>
            <text:list-item>
              <text:p text:style-name="P10">выполню</text:p>
            </text:list-item>
            <text:list-item>
              <text:p text:style-name="P10">знаю, могу</text:p>
            </text:list-item>
            <text:list-item>
              <text:p text:style-name="P10">могу освоить</text:p>
            </text:list-item>
            <text:list-item>
              <text:p text:style-name="P12">не могу выполнить</text:p>
            </text:list-item>
          </text:list>
        </text:list-item>
      </text:list>
      <text:list xml:id="list75105226708659" text:continue-list="list75106512653344" text:style-name="WWNum6">
        <text:list-item>
          <text:list>
            <text:list-item>
              <text:p text:style-name="P18"/>
            </text:list-item>
            <text:list-item>
              <text:p text:style-name="P18">Бэкенд (mysql)</text:p>
            </text:list-item>
          </text:list>
        </text:list-item>
      </text:list>
      <text:p text:style-name="P14"><text:span text:style-name="T4">Пользователь портала может заполнить профиль, запостить видео, изображение, документ, ссылку на веб-ресурс, свое местоположение, лайкать посты других пользователей, оставлять комментарии постам, чужим комментариям.</text:span></text:p>
      <text:p text:style-name="P14"><text:span text:style-name="T4">Необходимо описать </text:span>структуру (DDL)<text:span text:style-name="T4"> бд для вышеописанной ситуации</text:span>. </text:p>
      <text:list xml:id="list248690942" text:style-name="WWNum1">
        <text:list-item>
          <text:p text:style-name="P6">Добавить ERD (можно скрин) в репозиторий. </text:p>
        </text:list-item>
      </text:list>
      <text:list xml:id="list75105879036118" text:continue-list="list1020088" text:style-name="WWNum8">
        <text:list-item>
          <text:list>
            <text:list-item>
              <text:p text:style-name="P8"><text:soft-page-break/>выполню (отправлю коммит в git)</text:p>
            </text:list-item>
            <text:list-item>
              <text:p text:style-name="P8">знаю, могу</text:p>
            </text:list-item>
            <text:list-item>
              <text:p text:style-name="P8">могу освоить</text:p>
            </text:list-item>
            <text:list-item>
              <text:p text:style-name="P8">не могу выполнить</text:p>
            </text:list-item>
          </text:list>
        </text:list-item>
      </text:list>
      <text:list xml:id="list75106742995404" text:continue-list="list248690942" text:style-name="WWNum1">
        <text:list-item>
          <text:p text:style-name="P6"><text:span text:style-name="T4">Реализовать наследование сущностей. Посты могут быть разных типов (видео, изображение, документ, ссылка на веб-ресурс, геопозиция). Каждый тип обладает как уникальным набором полей (ссылка на видео, ресурс, файл, координаты), так и общими (тип поста, автор, время). Н</text:span>еобходимо написать inheritance.sql содержащий ddl (структуру таблиц, связи)<text:span text:style-name="T4">;</text:span></text:p>
        </text:list-item>
      </text:list>
      <text:list xml:id="list75105959377732" text:continue-list="list75105879036118" text:style-name="WWNum8">
        <text:list-item>
          <text:list>
            <text:list-item>
              <text:p text:style-name="P8">выполню (отправлю коммит в git)</text:p>
            </text:list-item>
            <text:list-item>
              <text:p text:style-name="P8">знаю, могу</text:p>
            </text:list-item>
            <text:list-item>
              <text:p text:style-name="P8">могу освоить</text:p>
            </text:list-item>
            <text:list-item>
              <text:p text:style-name="P8">не могу выполнить</text:p>
            </text:list-item>
          </text:list>
        </text:list-item>
      </text:list>
      <text:list xml:id="list75105811132414" text:continue-list="list75106742995404" text:style-name="WWNum1">
        <text:list-item>
          <text:p text:style-name="P6"><text:span text:style-name="T4">Реализовать древовидную структуру. Комментарии постов могут иметь иерархию. Необходимо реализовать подсчет кол-ва всех дочерних комментариев и обеспечить выборку поддерева относительно комментария по id </text:span>наименьшим количеством запросов<text:span text:style-name="T4"> (отдельно кол-во, отдельно строки). </text:span>Необходимо написать tree.sql содержащий структуру таблиц, связи и выборку относительно id одного комментария<text:span text:style-name="T4">;</text:span></text:p>
        </text:list-item>
      </text:list>
      <text:list xml:id="list75106391608914" text:continue-list="list75105959377732" text:style-name="WWNum8">
        <text:list-item>
          <text:list>
            <text:list-item>
              <text:p text:style-name="P8">выполню (отправлю коммит в git)</text:p>
            </text:list-item>
            <text:list-item>
              <text:p text:style-name="P8">знаю, могу</text:p>
            </text:list-item>
            <text:list-item>
              <text:p text:style-name="P8">могу освоить</text:p>
            </text:list-item>
            <text:list-item>
              <text:p text:style-name="P8">не могу выполнить</text:p>
            </text:list-item>
          </text:list>
        </text:list-item>
      </text:list>
      <text:list xml:id="list75106819758242" text:continue-list="list75105811132414" text:style-name="WWNum1">
        <text:list-item>
          <text:p text:style-name="P6"><text:span text:style-name="T4">Реализовать выборку самых популярных (по кол-ву лайков постов) авторов на каждый месяц за последний год для отображения в графике (динамика популярности). </text:span>Необходимо написать profiles.sql содержащий структуру таблиц (профиль, пост, лайк), связи и выборку за последние полгода;</text:p>
        </text:list-item>
      </text:list>
      <text:list xml:id="list75105258374881" text:continue-list="list75106391608914" text:style-name="WWNum8">
        <text:list-item>
          <text:list>
            <text:list-item>
              <text:p text:style-name="P8">выполню (отправлю коммит в git)</text:p>
            </text:list-item>
            <text:list-item>
              <text:p text:style-name="P8">знаю, могу</text:p>
            </text:list-item>
            <text:list-item>
              <text:p text:style-name="P8">могу освоить</text:p>
            </text:list-item>
            <text:list-item>
              <text:p text:style-name="P9">не могу выполнить</text:p>
            </text:list-item>
          </text:list>
        </text:list-item>
      </text:list>
      <text:list xml:id="list75107012771423" text:continue-list="list75105226708659" text:style-name="WWNum6">
        <text:list-item>
          <text:list>
            <text:list-item>
              <text:p text:style-name="P18">Бэкенд (администрирование)</text:p>
            </text:list-item>
          </text:list>
        </text:list-item>
      </text:list>
      <text:list xml:id="list2989200897" text:style-name="WWNum3">
        <text:list-item>
          <text:p text:style-name="P7"><text:span text:style-name="T4">Написать bash скрипт для установки необходимого для работы веб-сервера (ubuntu LTS) по: php-fpm, php-cli, php-mysql, nodejs + npm, </text:span>python, <text:span text:style-name="T4">mysql (mariadb), nginx;</text:span></text:p>
        </text:list-item>
      </text:list>
      <text:list xml:id="list75105424596158" text:continue-list="list75105258374881" text:style-name="WWNum8">
        <text:list-item>
          <text:list>
            <text:list-item>
              <text:p text:style-name="P8"><text:soft-page-break/>выполню (отправлю коммит в git)</text:p>
            </text:list-item>
            <text:list-item>
              <text:p text:style-name="P8">знаю, могу</text:p>
            </text:list-item>
            <text:list-item>
              <text:p text:style-name="P8">могу освоить</text:p>
            </text:list-item>
            <text:list-item>
              <text:p text:style-name="P8">не могу выполнить</text:p>
            </text:list-item>
          </text:list>
        </text:list-item>
      </text:list>
      <text:list xml:id="list75106980489456" text:continue-list="list2989200897" text:style-name="WWNum3">
        <text:list-item>
          <text:p text:style-name="P7"><text:span text:style-name="T4">Организовать доставку статических файлов фронтенда с кешированием и проксирование api бэкенда без кеша, доступным на одном доменном имени и порту, с помощью nginx;</text:span></text:p>
        </text:list-item>
      </text:list>
      <text:list xml:id="list75105444307142" text:continue-list="list75105424596158" text:style-name="WWNum8">
        <text:list-item>
          <text:list>
            <text:list-item>
              <text:p text:style-name="P8">выполню (отправлю коммит в git)</text:p>
            </text:list-item>
            <text:list-item>
              <text:p text:style-name="P8">знаю, могу</text:p>
            </text:list-item>
            <text:list-item>
              <text:p text:style-name="P8">могу освоить</text:p>
            </text:list-item>
            <text:list-item>
              <text:p text:style-name="P8">не могу выполнить</text:p>
            </text:list-item>
          </text:list>
        </text:list-item>
      </text:list>
      <text:list xml:id="list75105283392282" text:continue-list="list75106980489456" text:style-name="WWNum3">
        <text:list-item>
          <text:p text:style-name="P7"><text:span text:style-name="T4">Сгенерировать самоподписанный сертификат. Настроить редирект с http на https с использованием сертификата в конфиге nginx;</text:span></text:p>
        </text:list-item>
      </text:list>
      <text:list xml:id="list75106312590651" text:continue-list="list75105444307142" text:style-name="WWNum8">
        <text:list-item>
          <text:list>
            <text:list-item>
              <text:p text:style-name="P8">выполню (отправлю коммит в git)</text:p>
            </text:list-item>
            <text:list-item>
              <text:p text:style-name="P8">знаю, могу</text:p>
            </text:list-item>
            <text:list-item>
              <text:p text:style-name="P8">могу освоить</text:p>
            </text:list-item>
            <text:list-item>
              <text:p text:style-name="P8">не могу выполнить</text:p>
            </text:list-item>
          </text:list>
        </text:list-item>
      </text:list>
      <text:list xml:id="list75105840374096" text:continue-list="list75105283392282" text:style-name="WWNum3">
        <text:list-item>
          <text:p text:style-name="P7"><text:span text:style-name="T4">В корне проекта описать Dockerfile, содержащий инструкции для установки </text:span>и настройки в контейнере ПО и конфигов из задач выше<text:span text:style-name="T4"> за исключением СУБД;</text:span></text:p>
        </text:list-item>
      </text:list>
      <text:list xml:id="list75106878928007" text:continue-list="list75106312590651" text:style-name="WWNum8">
        <text:list-item>
          <text:list>
            <text:list-item>
              <text:p text:style-name="P8">выполню (отправлю коммит в git)</text:p>
            </text:list-item>
            <text:list-item>
              <text:p text:style-name="P8">знаю, могу</text:p>
            </text:list-item>
            <text:list-item>
              <text:p text:style-name="P8">могу освоить</text:p>
            </text:list-item>
            <text:list-item>
              <text:p text:style-name="P8">не могу выполнить</text:p>
            </text:list-item>
          </text:list>
        </text:list-item>
      </text:list>
      <text:list xml:id="list75105026757006" text:continue-list="list75105840374096" text:style-name="WWNum3">
        <text:list-item>
          <text:p text:style-name="P7"><text:span text:style-name="T4">Описать docker-compose.yml для продакшн и отдельно для разработки с разным окружением (переменными) и отдельным контейнером для СУБД.</text:span></text:p>
        </text:list-item>
      </text:list>
      <text:list xml:id="list75104986483141" text:continue-list="list75106878928007" text:style-name="WWNum8">
        <text:list-item>
          <text:list>
            <text:list-item>
              <text:p text:style-name="P8">выполню (отправлю коммит в git)</text:p>
            </text:list-item>
            <text:list-item>
              <text:p text:style-name="P8"><text:soft-page-break/>знаю, могу</text:p>
            </text:list-item>
            <text:list-item>
              <text:p text:style-name="P8">могу освоить</text:p>
            </text:list-item>
            <text:list-item>
              <text:p text:style-name="P9">не могу выполнить</text:p>
            </text:list-item>
          </text:list>
        </text:list-item>
      </text:list>
      <text:list xml:id="list75105670717800" text:continue-list="list75107012771423" text:style-name="WWNum6">
        <text:list-item>
          <text:list>
            <text:list-item>
              <text:p text:style-name="P18">Фронтенд</text:p>
            </text:list-item>
          </text:list>
        </text:list-item>
      </text:list>
      <text:list xml:id="list45823525" text:style-name="WWNum2">
        <text:list-item>
          <text:list>
            <text:list-item>
              <text:p text:style-name="P13">Каждое задание не подразумевает визуального оформления (css) компонентов. Задачи нацелены на получения сведений о навыках программирования.</text:p>
            </text:list-item>
          </text:list>
        </text:list-item>
      </text:list>
      <text:list xml:id="list748736909" text:style-name="WWNum5">
        <text:list-item>
          <text:p text:style-name="P3">Использование для выполнения задач фреймворка vue;</text:p>
        </text:list-item>
      </text:list>
      <text:list xml:id="list75105986048666" text:continue-list="list45823525" text:style-name="WWNum2">
        <text:list-item>
          <text:list>
            <text:list-item>
              <text:p text:style-name="P11">выполню</text:p>
            </text:list-item>
            <text:list-item>
              <text:p text:style-name="P11">знаю, могу</text:p>
            </text:list-item>
            <text:list-item>
              <text:p text:style-name="P11">могу освоить</text:p>
            </text:list-item>
            <text:list-item>
              <text:p text:style-name="P11">не могу выполнить</text:p>
            </text:list-item>
          </text:list>
        </text:list-item>
      </text:list>
      <text:list xml:id="list75105231911147" text:continue-list="list748736909" text:style-name="WWNum5">
        <text:list-item>
          <text:p text:style-name="P3">Использование для выполнения задач библиотеки jQuery;</text:p>
        </text:list-item>
      </text:list>
      <text:list xml:id="list75104976746078" text:continue-list="list75105986048666" text:style-name="WWNum2">
        <text:list-item>
          <text:list>
            <text:list-item>
              <text:p text:style-name="P11">выполню</text:p>
            </text:list-item>
            <text:list-item>
              <text:p text:style-name="P11">знаю, могу</text:p>
            </text:list-item>
            <text:list-item>
              <text:p text:style-name="P11">могу освоить</text:p>
            </text:list-item>
            <text:list-item>
              <text:p text:style-name="P11">не могу выполнить</text:p>
            </text:list-item>
          </text:list>
        </text:list-item>
      </text:list>
      <text:list xml:id="list75106338609161" text:continue-list="list75105231911147" text:style-name="WWNum5">
        <text:list-item>
          <text:p text:style-name="P3">Использовать TypeScript;</text:p>
        </text:list-item>
      </text:list>
      <text:list xml:id="list75105995502886" text:continue-list="list75104976746078" text:style-name="WWNum2">
        <text:list-item>
          <text:list>
            <text:list-item>
              <text:p text:style-name="P11">выполню</text:p>
            </text:list-item>
            <text:list-item>
              <text:p text:style-name="P11">знаю, могу</text:p>
            </text:list-item>
            <text:list-item>
              <text:p text:style-name="P11">могу освоить</text:p>
            </text:list-item>
            <text:list-item>
              <text:p text:style-name="P11">не могу выполнить</text:p>
            </text:list-item>
          </text:list>
        </text:list-item>
      </text:list>
      <text:list xml:id="list75106452144270" text:continue-list="list75106338609161" text:style-name="WWNum5">
        <text:list-item>
          <text:p text:style-name="P3">На странице /profile/1 необходимо отобразить страницу с шапкой, содержащей ФИО и изображение профиля текущего пользователя, и формой для редактирования профиля с id указанным в url. Форма имеет поля: изображение (файл), фио (3 текстовых поля), руководитель - ссылка с фио и изображением. При выборе файла сразу меняется изображение профиля на выбранное. При клике по ссылке открывается диалоговое окно с такой же формой, но редактированием руководителя (может быть несколько окон). При изменении изображения или фио оно автоматически обновляется в форме подчиненного и в шапке если был отредактирован профиль текущего пользователя.</text:p>
        </text:list-item>
      </text:list>
      <text:list xml:id="list75106785276002" text:continue-list="list75105995502886" text:style-name="WWNum2">
        <text:list-item>
          <text:list>
            <text:list-item>
              <text:p text:style-name="P11"><text:soft-page-break/>выполню</text:p>
            </text:list-item>
            <text:list-item>
              <text:p text:style-name="P11">знаю, могу</text:p>
            </text:list-item>
            <text:list-item>
              <text:p text:style-name="P11">могу освоить</text:p>
            </text:list-item>
            <text:list-item>
              <text:p text:style-name="P11">не могу выполнить</text:p>
            </text:list-item>
          </text:list>
        </text:list-item>
      </text:list>
      <text:list xml:id="list75105758093649" text:continue-list="list75106452144270" text:style-name="WWNum5">
        <text:list-item>
          <text:p text:style-name="P3">Сохранение профиля (отправка данных на сервер) происходит автоматически при внесении изменений. Необходимо отправлять запросы не чаще одного раза в 3 сек. Для реализации использовать библиотеку <text:s/>rxjs</text:p>
        </text:list-item>
      </text:list>
      <text:list xml:id="list75105571551479" text:continue-list="list75106785276002" text:style-name="WWNum2">
        <text:list-item>
          <text:list>
            <text:list-item>
              <text:p text:style-name="P11">выполню</text:p>
            </text:list-item>
            <text:list-item>
              <text:p text:style-name="P11">знаю, могу</text:p>
            </text:list-item>
            <text:list-item>
              <text:p text:style-name="P11">могу освоить</text:p>
            </text:list-item>
            <text:list-item>
              <text:p text:style-name="P11">не могу выполнить</text:p>
            </text:list-item>
          </text:list>
        </text:list-item>
      </text:list>
      <text:list xml:id="list75105541244546" text:continue-list="list75105758093649" text:style-name="WWNum5">
        <text:list-item>
          <text:p text:style-name="P3">При открытии ссылки руководителя в отдельной вкладке (клик средней кнопкой мыши/контекстное меню) на странице отображается форма профиля руководителя. При изменении профиля в этой вкладке ссылка на руководителя в родительской <text:s/>вкладке должна обновиться</text:p>
        </text:list-item>
      </text:list>
      <text:list xml:id="list75104937876226" text:continue-list="list75105571551479" text:style-name="WWNum2">
        <text:list-item>
          <text:list>
            <text:list-item>
              <text:p text:style-name="P11">выполню</text:p>
            </text:list-item>
            <text:list-item>
              <text:p text:style-name="P11">знаю, могу</text:p>
            </text:list-item>
            <text:list-item>
              <text:p text:style-name="P11">могу освоить</text:p>
            </text:list-item>
            <text:list-item>
              <text:p text:style-name="P11">не могу выполнить</text:p>
            </text:list-item>
          </text:list>
        </text:list-item>
      </text:list>
      <text:list xml:id="list75106615932783" text:continue-list="list75105541244546" text:style-name="WWNum5">
        <text:list-item>
          <text:p text:style-name="P3">В форме для текущего пользователя добавить кнопку “сделать фото” при клике на которую пользователь сможет получить изображение с веб-камеры. </text:p>
        </text:list-item>
      </text:list>
      <text:list xml:id="list75105021214118" text:continue-list="list75104937876226" text:style-name="WWNum2">
        <text:list-item>
          <text:list>
            <text:list-item>
              <text:p text:style-name="P11">выполню</text:p>
            </text:list-item>
            <text:list-item>
              <text:p text:style-name="P11">знаю, могу</text:p>
            </text:list-item>
            <text:list-item>
              <text:p text:style-name="P11">могу освоить</text:p>
            </text:list-item>
            <text:list-item>
              <text:p text:style-name="P13">не могу выполнить</text:p>
            </text:list-item>
          </text:list>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Roboto Mono Regular" svg:font-family="'Roboto Mono Regular'"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 Regular1" svg:font-family="'Roboto Mono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non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ru" fo:country="non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23" meta:word-count="1132" meta:character-count="7632" meta:non-whitespace-character-count="6720"/>
    <meta:generator>LibreOfficeDev/6.0.5.2$Linux_X86_64 LibreOffice_project/</meta:generator>
  </office:meta>
</office:document-meta>
</file>